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parent-style-name="600" style:master-page-name="MasterPage2" style:family="paragraph" style:name="P35">
      <style:text-properties/>
      <style:paragraph-properties fo:text-align="center"/>
    </style:style>
    <style:style style:family="text" style:name="T24">
      <style:text-properties fo:font-family="Times New Roman" fo:font-size="18pt"/>
    </style:style>
    <style:style style:parent-style-name="600" style:family="paragraph" style:name="P36">
      <style:text-properties/>
      <style:paragraph-properties fo:text-align="center"/>
    </style:style>
    <style:style style:family="text" style:name="T25">
      <style:text-properties fo:font-family="Times New Roman" fo:font-size="18pt"/>
    </style:style>
    <style:style style:parent-style-name="600" style:family="paragraph" style:name="P37">
      <style:text-properties/>
      <style:paragraph-properties fo:text-align="center"/>
    </style:style>
    <style:style style:family="text" style:name="T26">
      <style:text-properties fo:font-family="Times New Roman" fo:font-size="14pt"/>
    </style:style>
    <style:style style:parent-style-name="600" style:family="paragraph" style:name="P38">
      <style:text-properties/>
      <style:paragraph-properties fo:text-align="center"/>
    </style:style>
    <style:style style:family="text" style:name="T27">
      <style:text-properties fo:font-family="Times New Roman" fo:font-size="14pt"/>
    </style:style>
    <style:style style:parent-style-name="600" style:family="paragraph" style:name="P39">
      <style:text-properties/>
      <style:paragraph-properties fo:text-align="center"/>
    </style:style>
    <style:style style:family="text" style:name="T28">
      <style:text-properties fo:font-family="Times New Roman" fo:font-size="14pt"/>
    </style:style>
    <style:style style:parent-style-name="600" style:family="paragraph" style:name="P40">
      <style:text-properties/>
      <style:paragraph-properties fo:text-align="center"/>
    </style:style>
    <style:style style:family="text" style:name="T29">
      <style:text-properties fo:font-family="Times New Roman" fo:font-size="14pt"/>
    </style:style>
    <style:style style:parent-style-name="600" style:family="paragraph" style:name="P41">
      <style:text-properties/>
      <style:paragraph-properties fo:text-align="center"/>
    </style:style>
    <style:style style:family="text" style:name="T30">
      <style:text-properties fo:font-family="Times New Roman" fo:font-size="14pt"/>
    </style:style>
    <style:style style:parent-style-name="600" style:family="paragraph" style:name="P42">
      <style:text-properties/>
      <style:paragraph-properties fo:text-align="center"/>
    </style:style>
    <style:style style:family="text" style:name="T31">
      <style:text-properties fo:font-family="Times New Roman" fo:font-size="14pt"/>
    </style:style>
    <style:style style:parent-style-name="600" style:family="paragraph" style:name="P43">
      <style:text-properties/>
      <style:paragraph-properties fo:text-align="center"/>
    </style:style>
    <style:style style:family="text" style:name="T32">
      <style:text-properties fo:font-family="Times New Roman" fo:font-size="14pt"/>
    </style:style>
    <style:style style:parent-style-name="600" style:family="paragraph" style:name="P44">
      <style:text-properties/>
      <style:paragraph-properties fo:text-align="center"/>
    </style:style>
    <style:style style:family="text" style:name="T33">
      <style:text-properties fo:font-family="Times New Roman" fo:font-size="14pt"/>
    </style:style>
    <style:style style:parent-style-name="600" style:family="paragraph" style:name="P45">
      <style:text-properties/>
      <style:paragraph-properties fo:text-align="center"/>
    </style:style>
    <style:style style:family="text" style:name="T34">
      <style:text-properties fo:font-family="Times New Roman" fo:font-size="14pt"/>
    </style:style>
    <style:style style:parent-style-name="600" style:family="paragraph" style:name="P46">
      <style:text-properties/>
      <style:paragraph-properties fo:text-align="center"/>
    </style:style>
    <style:style style:family="text" style:name="T35">
      <style:text-properties fo:font-family="Times New Roman" fo:font-size="14pt"/>
    </style:style>
    <style:style style:parent-style-name="600" style:family="paragraph" style:name="P47">
      <style:text-properties/>
      <style:paragraph-properties fo:text-align="center"/>
    </style:style>
    <style:style style:family="text" style:name="T36">
      <style:text-properties fo:font-family="Times New Roman" fo:font-size="14pt"/>
    </style:style>
    <style:style style:parent-style-name="600" style:family="paragraph" style:name="P48">
      <style:text-properties/>
      <style:paragraph-properties fo:text-align="center"/>
    </style:style>
    <style:style style:family="text" style:name="T37">
      <style:text-properties fo:font-family="Times New Roman" fo:font-size="14pt"/>
    </style:style>
    <style:style style:parent-style-name="600" style:family="paragraph" style:name="P49">
      <style:text-properties/>
      <style:paragraph-properties fo:text-align="center"/>
    </style:style>
    <style:style style:family="text" style:name="T38">
      <style:text-properties fo:font-family="Times New Roman" fo:font-size="14pt"/>
    </style:style>
    <style:style style:parent-style-name="600" style:family="paragraph" style:name="P50">
      <style:text-properties/>
      <style:paragraph-properties fo:text-align="center"/>
    </style:style>
    <style:style style:family="text" style:name="T39">
      <style:text-properties fo:font-family="Times New Roman" fo:font-size="14pt"/>
    </style:style>
    <style:style style:parent-style-name="600" style:family="paragraph" style:name="P51">
      <style:text-properties/>
      <style:paragraph-properties fo:text-align="center"/>
    </style:style>
    <style:style style:family="text" style:name="T40">
      <style:text-properties fo:font-family="Times New Roman" fo:font-size="14pt"/>
    </style:style>
    <style:style style:parent-style-name="600" style:family="paragraph" style:name="P52">
      <style:text-properties/>
      <style:paragraph-properties fo:text-align="center"/>
    </style:style>
    <style:style style:family="text" style:name="T41">
      <style:text-properties fo:font-family="Times New Roman" fo:font-size="16pt" fo:language="ru" fo:country="RU"/>
    </style:style>
    <style:style style:family="text" style:name="T42">
      <style:text-properties fo:font-family="Times New Roman" fo:font-size="16pt" fo:language="ru" fo:country="RU"/>
    </style:style>
    <style:style style:parent-style-name="600" style:family="paragraph" style:name="P53">
      <style:text-properties/>
      <style:paragraph-properties fo:text-align="center"/>
    </style:style>
    <style:style style:family="text" style:name="T43">
      <style:text-properties fo:font-family="Times New Roman" fo:font-size="16pt" fo:language="en" fo:country="US"/>
    </style:style>
    <style:style style:parent-style-name="600" style:family="paragraph" style:name="P54">
      <style:text-properties/>
      <style:paragraph-properties fo:text-align="center"/>
    </style:style>
    <style:style style:family="text" style:name="T44">
      <style:text-properties fo:font-family="Times New Roman" fo:font-size="16pt" fo:language="ru" fo:country="RU"/>
    </style:style>
    <style:style style:parent-style-name="600" style:family="paragraph" style:name="P55">
      <style:text-properties/>
      <style:paragraph-properties fo:text-align="center"/>
    </style:style>
    <style:style style:family="text" style:name="T45">
      <style:text-properties fo:font-family="Times New Roman" fo:font-size="14pt"/>
    </style:style>
    <style:style style:parent-style-name="600" style:family="paragraph" style:name="P56">
      <style:text-properties/>
      <style:paragraph-properties/>
    </style:style>
    <style:style style:family="text" style:name="T46">
      <style:text-properties fo:font-family="Times New Roman"/>
    </style:style>
    <style:style style:parent-style-name="600" style:family="paragraph" style:name="P57">
      <style:text-properties/>
      <style:paragraph-properties/>
    </style:style>
    <style:style style:family="text" style:name="T47">
      <style:text-properties fo:font-family="Times New Roman"/>
    </style:style>
    <style:style style:parent-style-name="600" style:family="paragraph" style:name="P58">
      <style:text-properties/>
      <style:paragraph-properties/>
    </style:style>
    <style:style style:family="text" style:name="T48">
      <style:text-properties fo:font-family="Times New Roman"/>
    </style:style>
    <style:style style:parent-style-name="600" style:family="paragraph" style:name="P59">
      <style:text-properties/>
      <style:paragraph-properties/>
    </style:style>
    <style:style style:family="text" style:name="T49">
      <style:text-properties fo:font-family="Times New Roman"/>
    </style:style>
    <style:style style:parent-style-name="600" style:family="paragraph" style:name="P60">
      <style:text-properties/>
      <style:paragraph-properties/>
    </style:style>
    <style:style style:family="text" style:name="T50">
      <style:text-properties fo:font-family="Times New Roman"/>
    </style:style>
    <style:style style:parent-style-name="600" style:family="paragraph" style:name="P61">
      <style:text-properties/>
      <style:paragraph-properties/>
    </style:style>
    <style:style style:family="text" style:name="T51">
      <style:text-properties fo:font-family="Times New Roman"/>
    </style:style>
    <style:style style:parent-style-name="600" style:family="paragraph" style:name="P62">
      <style:text-properties/>
      <style:paragraph-properties/>
    </style:style>
    <style:style style:family="text" style:name="T52">
      <style:text-properties fo:font-family="Times New Roman"/>
    </style:style>
    <style:style style:parent-style-name="600" style:family="paragraph" style:name="P63">
      <style:text-properties/>
      <style:paragraph-properties/>
    </style:style>
    <style:style style:family="text" style:name="T53">
      <style:text-properties fo:font-family="Times New Roman"/>
    </style:style>
    <style:style style:parent-style-name="600" style:family="paragraph" style:name="P64">
      <style:text-properties/>
      <style:paragraph-properties/>
    </style:style>
    <style:style style:family="text" style:name="T54">
      <style:text-properties fo:font-family="Times New Roman"/>
    </style:style>
    <style:style style:parent-style-name="600" style:family="paragraph" style:name="P65">
      <style:text-properties/>
      <style:paragraph-properties/>
    </style:style>
    <style:style style:family="text" style:name="T55">
      <style:text-properties fo:font-family="Times New Roman"/>
    </style:style>
    <style:style style:parent-style-name="600" style:family="paragraph" style:name="P66">
      <style:text-properties/>
      <style:paragraph-properties/>
    </style:style>
    <style:style style:family="text" style:name="T56">
      <style:text-properties fo:font-family="Times New Roman"/>
    </style:style>
    <style:style style:parent-style-name="600" style:family="paragraph" style:name="P67">
      <style:text-properties/>
      <style:paragraph-properties/>
    </style:style>
    <style:style style:family="text" style:name="T57">
      <style:text-properties fo:font-family="Times New Roman"/>
    </style:style>
    <style:style style:parent-style-name="600" style:family="paragraph" style:name="P68">
      <style:text-properties/>
      <style:paragraph-properties/>
    </style:style>
    <style:style style:family="text" style:name="T58">
      <style:text-properties fo:font-family="Times New Roman"/>
    </style:style>
    <style:style style:parent-style-name="600" style:family="paragraph" style:name="P69">
      <style:text-properties/>
      <style:paragraph-properties/>
    </style:style>
    <style:style style:family="text" style:name="T59">
      <style:text-properties fo:font-family="Times New Roman"/>
    </style:style>
    <style:style style:parent-style-name="600" style:family="paragraph" style:name="P70">
      <style:text-properties/>
      <style:paragraph-properties/>
    </style:style>
    <style:style style:family="text" style:name="T60">
      <style:text-properties fo:font-family="Times New Roman" fo:font-size="14pt"/>
    </style:style>
    <style:style style:family="text" style:name="T61">
      <style:text-properties fo:font-family="Times New Roman" fo:font-size="14pt"/>
    </style:style>
    <style:style style:family="text" style:name="T62">
      <style:text-properties fo:font-family="Times New Roman" fo:font-size="14pt"/>
    </style:style>
    <style:style style:family="text" style:name="T63">
      <style:text-properties fo:font-family="Times New Roman" fo:font-size="14pt"/>
    </style:style>
    <style:style style:parent-style-name="600" style:family="paragraph" style:name="P71">
      <style:text-properties/>
      <style:paragraph-properties/>
    </style:style>
    <style:style style:family="text" style:name="T64">
      <style:text-properties fo:font-family="Times New Roman" fo:font-size="14pt"/>
    </style:style>
    <style:style style:family="text" style:name="T65">
      <style:text-properties fo:font-family="Times New Roman" fo:font-size="14pt"/>
    </style:style>
    <style:style style:parent-style-name="600" style:family="paragraph" style:name="P72">
      <style:text-properties/>
      <style:paragraph-properties/>
    </style:style>
    <style:style style:family="text" style:name="T66">
      <style:text-properties fo:font-family="Times New Roman" fo:font-size="14pt"/>
    </style:style>
    <style:style style:family="text" style:name="T67">
      <style:text-properties fo:font-family="Times New Roman" fo:font-size="14pt"/>
    </style:style>
    <style:style style:family="text" style:name="T68">
      <style:text-properties fo:font-family="Times New Roman" fo:font-size="14pt"/>
    </style:style>
    <style:style style:parent-style-name="600" style:family="paragraph" style:name="P73">
      <style:text-properties/>
      <style:paragraph-properties/>
    </style:style>
    <style:style style:family="text" style:name="T69">
      <style:text-properties fo:font-family="Times New Roman" fo:font-size="14pt"/>
    </style:style>
    <style:style style:parent-style-name="600" style:family="paragraph" style:name="P74">
      <style:text-properties/>
      <style:paragraph-properties/>
    </style:style>
    <style:style style:family="text" style:name="T70">
      <style:text-properties fo:font-family="Times New Roman" fo:font-size="14pt"/>
    </style:style>
    <style:style style:parent-style-name="600" style:family="paragraph" style:name="P75">
      <style:text-properties/>
      <style:paragraph-properties/>
    </style:style>
    <style:style style:family="text" style:name="T71">
      <style:text-properties fo:font-family="Times New Roman" fo:font-size="14pt"/>
    </style:style>
    <style:style style:parent-style-name="600" style:family="paragraph" style:name="P76">
      <style:text-properties/>
      <style:paragraph-properties fo:text-align="center"/>
    </style:style>
    <style:style style:family="text" style:name="T72">
      <style:text-properties fo:font-family="Times New Roman"/>
    </style:style>
    <style:style style:parent-style-name="600" style:family="paragraph" style:name="P77">
      <style:text-properties/>
      <style:paragraph-properties fo:text-align="center"/>
    </style:style>
    <style:style style:family="text" style:name="T73">
      <style:text-properties fo:font-family="Times New Roman"/>
    </style:style>
    <style:style style:parent-style-name="600" style:family="paragraph" style:name="P78">
      <style:text-properties/>
      <style:paragraph-properties fo:text-align="center"/>
    </style:style>
    <style:style style:family="text" style:name="T74">
      <style:text-properties fo:font-family="Times New Roman" fo:font-size="14pt"/>
    </style:style>
    <style:style style:parent-style-name="600" style:family="paragraph" style:name="P79">
      <style:text-properties/>
      <style:paragraph-properties fo:text-align="center"/>
    </style:style>
    <style:style style:family="text" style:name="T75">
      <style:text-properties fo:font-family="Times New Roman" fo:font-size="14pt"/>
    </style:style>
    <style:style style:parent-style-name="600" style:family="paragraph" style:name="P80">
      <style:text-properties/>
      <style:paragraph-properties fo:text-align="center"/>
    </style:style>
    <style:style style:family="text" style:name="T76">
      <style:text-properties fo:font-family="Times New Roman" fo:font-size="14pt"/>
    </style:style>
    <style:style style:parent-style-name="600" style:family="paragraph" style:name="P81">
      <style:text-properties/>
      <style:paragraph-properties fo:text-align="center"/>
    </style:style>
    <style:style style:family="text" style:name="T77">
      <style:text-properties fo:font-family="Times New Roman" fo:font-size="14pt"/>
    </style:style>
    <style:style style:parent-style-name="600" style:family="paragraph" style:name="P82">
      <style:text-properties/>
      <style:paragraph-properties fo:text-align="center"/>
    </style:style>
    <style:style style:family="text" style:name="T78">
      <style:text-properties fo:font-family="Times New Roman" fo:font-size="14pt"/>
    </style:style>
    <style:style style:parent-style-name="600" style:family="paragraph" style:name="P83">
      <style:text-properties/>
      <style:paragraph-properties fo:text-align="center"/>
    </style:style>
    <style:style style:family="text" style:name="T79">
      <style:text-properties fo:font-family="Times New Roman" fo:font-size="14pt"/>
    </style:style>
    <style:style style:parent-style-name="600" style:family="paragraph" style:name="P84">
      <style:text-properties/>
      <style:paragraph-properties fo:text-align="center"/>
    </style:style>
    <style:style style:family="text" style:name="T80">
      <style:text-properties fo:font-family="Times New Roman" fo:font-size="14pt"/>
    </style:style>
    <style:style style:parent-style-name="600" style:family="paragraph" style:name="P85">
      <style:text-properties/>
      <style:paragraph-properties fo:text-align="center"/>
    </style:style>
    <style:style style:family="text" style:name="T81">
      <style:text-properties fo:font-family="Times New Roman" fo:font-size="14pt"/>
    </style:style>
    <style:style style:parent-style-name="600" style:family="paragraph" style:name="P86">
      <style:text-properties/>
      <style:paragraph-properties fo:text-align="center"/>
    </style:style>
    <style:style style:family="text" style:name="T82">
      <style:text-properties fo:font-family="Times New Roman" fo:font-size="14pt"/>
    </style:style>
    <style:style style:parent-style-name="600" style:family="paragraph" style:name="P87">
      <style:text-properties/>
      <style:paragraph-properties fo:text-align="center"/>
    </style:style>
    <style:style style:family="text" style:name="T83">
      <style:text-properties fo:font-family="Times New Roman" fo:font-size="14pt"/>
    </style:style>
    <style:style style:parent-style-name="600" style:family="paragraph" style:name="P88">
      <style:text-properties/>
      <style:paragraph-properties fo:text-align="center"/>
    </style:style>
    <style:style style:family="text" style:name="T84">
      <style:text-properties fo:font-family="Times New Roman" fo:font-size="14pt"/>
    </style:style>
    <style:style style:parent-style-name="600" style:family="paragraph" style:name="P89">
      <style:text-properties/>
      <style:paragraph-properties fo:text-align="center"/>
    </style:style>
    <style:style style:family="text" style:name="T85">
      <style:text-properties fo:font-family="Times New Roman" fo:font-size="14pt"/>
    </style:style>
    <style:style style:parent-style-name="600" style:family="paragraph" style:name="P90">
      <style:text-properties/>
      <style:paragraph-properties fo:text-align="center"/>
    </style:style>
    <style:style style:family="text" style:name="T86">
      <style:text-properties fo:font-family="Times New Roman" fo:font-size="14pt"/>
    </style:style>
    <style:style style:parent-style-name="600" style:family="paragraph" style:name="P91">
      <style:text-properties/>
      <style:paragraph-properties fo:text-align="center"/>
    </style:style>
    <style:style style:family="text" style:name="T87">
      <style:text-properties fo:font-family="Times New Roman" fo:font-size="14pt"/>
    </style:style>
    <style:style style:parent-style-name="600" style:family="paragraph" style:name="P92">
      <style:text-properties/>
      <style:paragraph-properties fo:text-align="center"/>
    </style:style>
    <style:style style:family="text" style:name="T88">
      <style:text-properties fo:font-family="Times New Roman" fo:font-size="14pt"/>
    </style:style>
    <style:style style:parent-style-name="600" style:family="paragraph" style:name="P93">
      <style:text-properties/>
      <style:paragraph-properties fo:text-align="center"/>
    </style:style>
    <style:style style:family="text" style:name="T89">
      <style:text-properties fo:font-family="Times New Roman" fo:font-size="14pt"/>
    </style:style>
    <style:style style:parent-style-name="600" style:family="paragraph" style:name="P94">
      <style:text-properties/>
      <style:paragraph-properties fo:text-align="center"/>
    </style:style>
    <style:style style:family="text" style:name="T90">
      <style:text-properties fo:font-family="Times New Roman" fo:font-size="14pt"/>
    </style:style>
    <style:style style:parent-style-name="600" style:family="paragraph" style:name="P95">
      <style:text-properties/>
      <style:paragraph-properties fo:text-align="center"/>
    </style:style>
    <style:style style:family="text" style:name="T91">
      <style:text-properties fo:font-family="Times New Roman" fo:font-size="14pt"/>
    </style:style>
    <style:style style:parent-style-name="600" style:family="paragraph" style:name="P96">
      <style:text-properties/>
      <style:paragraph-properties fo:text-align="center"/>
    </style:style>
    <style:style style:family="text" style:name="T92">
      <style:text-properties fo:font-family="Times New Roman" fo:font-size="14pt"/>
    </style:style>
    <style:style style:parent-style-name="600" style:family="paragraph" style:name="P97">
      <style:text-properties/>
      <style:paragraph-properties fo:text-align="center"/>
    </style:style>
    <style:style style:family="text" style:name="T93">
      <style:text-properties fo:font-family="Times New Roman" fo:font-size="14pt"/>
    </style:style>
    <style:style style:parent-style-name="600" style:family="paragraph" style:name="P98">
      <style:text-properties/>
      <style:paragraph-properties fo:text-align="center"/>
    </style:style>
    <style:style style:family="text" style:name="T94">
      <style:text-properties fo:font-family="Times New Roman" fo:font-size="14pt"/>
    </style:style>
    <style:style style:parent-style-name="600" style:family="paragraph" style:name="P99">
      <style:text-properties/>
      <style:paragraph-properties fo:text-align="center"/>
    </style:style>
    <style:style style:family="text" style:name="T95">
      <style:text-properties fo:font-family="Times New Roman" fo:font-size="14pt"/>
    </style:style>
    <style:style style:parent-style-name="600" style:family="paragraph" style:name="P100">
      <style:text-properties/>
      <style:paragraph-properties fo:text-align="center"/>
    </style:style>
    <style:style style:family="text" style:name="T96">
      <style:text-properties fo:font-family="Times New Roman" fo:font-size="14pt"/>
    </style:style>
    <style:style style:parent-style-name="600" style:family="paragraph" style:name="P101">
      <style:text-properties/>
      <style:paragraph-properties fo:text-align="center"/>
    </style:style>
    <style:style style:family="text" style:name="T97">
      <style:text-properties fo:font-family="Times New Roman" fo:font-size="14pt"/>
    </style:style>
    <style:style style:parent-style-name="600" style:family="paragraph" style:name="P102">
      <style:text-properties/>
      <style:paragraph-properties fo:text-align="center"/>
    </style:style>
    <style:style style:family="text" style:name="T98">
      <style:text-properties fo:font-family="Times New Roman" fo:font-size="14pt"/>
    </style:style>
    <style:style style:parent-style-name="600" style:family="paragraph" style:name="P103">
      <style:text-properties/>
      <style:paragraph-properties fo:text-align="center"/>
    </style:style>
    <style:style style:family="text" style:name="T99">
      <style:text-properties fo:font-family="Times New Roman" fo:font-size="14pt"/>
    </style:style>
    <style:style style:parent-style-name="600" style:family="paragraph" style:name="P104">
      <style:text-properties/>
      <style:paragraph-properties fo:text-align="center"/>
    </style:style>
    <style:style style:family="text" style:name="T100">
      <style:text-properties fo:font-family="Times New Roman" fo:font-size="14pt"/>
    </style:style>
    <style:style style:parent-style-name="600" style:family="paragraph" style:name="P105">
      <style:text-properties/>
      <style:paragraph-properties fo:text-align="center"/>
    </style:style>
    <style:style style:family="text" style:name="T101">
      <style:text-properties fo:font-family="Times New Roman" fo:font-size="14pt"/>
    </style:style>
    <style:style style:parent-style-name="600" style:family="paragraph" style:name="P106">
      <style:text-properties/>
      <style:paragraph-properties fo:text-align="center"/>
    </style:style>
    <style:style style:family="text" style:name="T102">
      <style:text-properties fo:font-family="Times New Roman" fo:font-size="14pt"/>
    </style:style>
    <style:style style:parent-style-name="600" style:family="paragraph" style:name="P107">
      <style:text-properties/>
      <style:paragraph-properties fo:text-align="center"/>
    </style:style>
    <style:style style:family="text" style:name="T103">
      <style:text-properties fo:font-family="Times New Roman" fo:font-size="14pt"/>
    </style:style>
    <style:style style:parent-style-name="600" style:family="paragraph" style:name="P108">
      <style:text-properties/>
      <style:paragraph-properties fo:text-align="center"/>
    </style:style>
    <style:style style:family="text" style:name="T104">
      <style:text-properties fo:font-family="Times New Roman" fo:font-size="14pt"/>
    </style:style>
    <style:style style:parent-style-name="600" style:family="paragraph" style:name="P109">
      <style:text-properties/>
      <style:paragraph-properties fo:text-align="center"/>
    </style:style>
    <style:style style:family="text" style:name="T105">
      <style:text-properties fo:font-family="Times New Roman" fo:font-size="14pt"/>
    </style:style>
    <style:style style:parent-style-name="600" style:family="paragraph" style:name="P110">
      <style:text-properties/>
      <style:paragraph-properties fo:text-align="center"/>
    </style:style>
    <style:style style:family="text" style:name="T106">
      <style:text-properties fo:font-family="Times New Roman" fo:font-size="14pt"/>
    </style:style>
    <style:style style:parent-style-name="600" style:family="paragraph" style:name="P111">
      <style:text-properties/>
      <style:paragraph-properties fo:text-align="center"/>
    </style:style>
    <style:style style:family="text" style:name="T107">
      <style:text-properties fo:font-family="Times New Roman" fo:font-size="14pt"/>
    </style:style>
    <style:style style:parent-style-name="600" style:family="paragraph" style:name="P112">
      <style:text-properties/>
      <style:paragraph-properties fo:text-align="center"/>
    </style:style>
    <style:style style:family="text" style:name="T108">
      <style:text-properties fo:font-family="Times New Roman" fo:font-size="14pt"/>
    </style:style>
    <style:style style:parent-style-name="600" style:family="paragraph" style:name="P113">
      <style:text-properties/>
      <style:paragraph-properties fo:text-align="center"/>
    </style:style>
    <style:style style:family="text" style:name="T109">
      <style:text-properties fo:font-family="Times New Roman" fo:font-size="14pt"/>
    </style:style>
    <style:style style:parent-style-name="600" style:family="paragraph" style:name="P114">
      <style:text-properties/>
      <style:paragraph-properties fo:text-align="center"/>
    </style:style>
    <style:style style:family="text" style:name="T110">
      <style:text-properties fo:font-family="Times New Roman" fo:font-size="14pt"/>
    </style:style>
    <style:style style:parent-style-name="600" style:family="paragraph" style:name="P115">
      <style:text-properties/>
      <style:paragraph-properties fo:text-align="center"/>
    </style:style>
    <style:style style:family="text" style:name="T111">
      <style:text-properties fo:font-family="Times New Roman" fo:font-size="14pt"/>
    </style:style>
    <style:style style:parent-style-name="600" style:family="paragraph" style:name="P116">
      <style:text-properties/>
      <style:paragraph-properties fo:text-align="center"/>
    </style:style>
    <style:style style:family="text" style:name="T112">
      <style:text-properties fo:font-family="Times New Roman" fo:font-size="14pt"/>
    </style:style>
    <style:style style:parent-style-name="600" style:family="paragraph" style:name="P117">
      <style:text-properties/>
      <style:paragraph-properties fo:text-align="center"/>
    </style:style>
    <style:style style:family="text" style:name="T113">
      <style:text-properties fo:font-family="Times New Roman" fo:font-size="14pt"/>
    </style:style>
    <style:style style:parent-style-name="600" style:family="paragraph" style:name="P118">
      <style:text-properties/>
      <style:paragraph-properties fo:text-align="center"/>
    </style:style>
    <style:style style:family="text" style:name="T114">
      <style:text-properties fo:font-family="Times New Roman" fo:font-size="14pt"/>
    </style:style>
    <style:style style:parent-style-name="600" style:family="paragraph" style:name="P119">
      <style:text-properties/>
      <style:paragraph-properties fo:text-align="center"/>
    </style:style>
    <style:style style:family="text" style:name="T115">
      <style:text-properties fo:font-family="Times New Roman" fo:font-size="14pt"/>
    </style:style>
    <style:style style:parent-style-name="600" style:family="paragraph" style:name="P120">
      <style:text-properties/>
      <style:paragraph-properties fo:text-align="center"/>
    </style:style>
    <style:style style:family="text" style:name="T116">
      <style:text-properties fo:font-family="Times New Roman" fo:font-size="14pt"/>
    </style:style>
    <style:style style:parent-style-name="600" style:family="paragraph" style:name="P121">
      <style:text-properties/>
      <style:paragraph-properties fo:text-align="center"/>
    </style:style>
    <style:style style:family="text" style:name="T117">
      <style:text-properties fo:font-family="Times New Roman" fo:font-size="14pt"/>
    </style:style>
    <style:style style:parent-style-name="600" style:family="paragraph" style:name="P122">
      <style:text-properties/>
      <style:paragraph-properties fo:text-align="center"/>
    </style:style>
    <style:style style:family="text" style:name="T118">
      <style:text-properties fo:font-family="Times New Roman" fo:font-size="14pt"/>
    </style:style>
    <style:style style:parent-style-name="600" style:family="paragraph" style:name="P123">
      <style:text-properties/>
      <style:paragraph-properties fo:text-align="center"/>
    </style:style>
    <style:style style:family="text" style:name="T119">
      <style:text-properties fo:font-family="Times New Roman" fo:font-size="14pt"/>
    </style:style>
    <style:style style:parent-style-name="600" style:family="paragraph" style:name="P124">
      <style:text-properties/>
      <style:paragraph-properties fo:text-align="center"/>
    </style:style>
    <style:style style:family="text" style:name="T120">
      <style:text-properties fo:font-family="Times New Roman" fo:font-size="16pt" fo:font-weight="bold"/>
    </style:style>
    <style:style style:parent-style-name="600" style:family="paragraph" style:name="P125">
      <style:text-properties/>
      <style:paragraph-properties fo:text-align="center"/>
    </style:style>
    <style:style style:family="text" style:name="T121">
      <style:text-properties fo:font-family="Times New Roman" fo:font-size="16pt" fo:font-weight="bold"/>
    </style:style>
    <style:style style:parent-style-name="600" style:family="paragraph" style:name="P126">
      <style:text-properties/>
      <style:paragraph-properties fo:text-align="left"/>
    </style:style>
    <style:style style:family="text" style:name="T122">
      <style:text-properties fo:font-family="Times New Roman" fo:font-size="14pt" fo:font-weight="normal"/>
    </style:style>
    <style:style style:family="text" style:name="T123">
      <style:text-properties fo:font-family="Times New Roman" fo:font-size="14pt" fo:language="ru" fo:country="RU" fo:font-weight="normal"/>
    </style:style>
    <style:style style:parent-style-name="600" style:family="paragraph" style:name="P127">
      <style:text-properties/>
      <style:paragraph-properties fo:text-align="left"/>
    </style:style>
    <style:style style:family="text" style:name="T124">
      <style:text-properties fo:font-family="Times New Roman" fo:font-size="14pt" fo:language="ru" fo:country="RU" fo:font-weight="normal"/>
    </style:style>
    <style:style style:family="text" style:name="T125">
      <style:text-properties fo:font-family="Times New Roman" fo:font-size="14pt" fo:language="ru" fo:country="RU" fo:font-weight="normal"/>
    </style:style>
    <style:style style:parent-style-name="600" style:family="paragraph" style:name="P128">
      <style:text-properties/>
      <style:paragraph-properties fo:text-align="left"/>
    </style:style>
    <style:style style:family="text" style:name="T126">
      <style:text-properties fo:font-family="Times New Roman" fo:font-size="14pt" fo:language="ru" fo:country="RU" fo:font-weight="normal"/>
    </style:style>
    <style:style style:family="text" style:name="T127">
      <style:text-properties fo:font-family="Times New Roman" fo:font-size="14pt" fo:language="ru" fo:country="RU" fo:font-weight="normal"/>
    </style:style>
    <style:style style:family="text" style:name="T128">
      <style:text-properties fo:font-family="Times New Roman" fo:font-size="14pt" fo:language="ru" fo:country="RU" style:text-underline-type="single" style:text-underline-style="solid" style:text-underline-width="auto" style:text-underline-color="font-color" fo:font-weight="normal"/>
    </style:style>
    <style:style style:family="text" style:name="T129">
      <style:text-properties fo:font-family="Times New Roman" fo:font-size="14pt" fo:language="ru" fo:country="RU" fo:font-weight="normal"/>
    </style:style>
    <style:style style:family="text" style:name="T130">
      <style:text-properties fo:font-family="Times New Roman" fo:font-size="14pt" fo:language="ru" fo:country="RU" fo:font-weight="normal"/>
    </style:style>
    <style:style style:family="text" style:name="T131">
      <style:text-properties fo:font-family="Times New Roman" fo:font-size="14pt" fo:language="ru" fo:country="RU" fo:font-weight="normal"/>
    </style:style>
    <style:style style:parent-style-name="600" style:family="paragraph" style:name="P129">
      <style:text-properties/>
      <style:paragraph-properties fo:text-align="left"/>
    </style:style>
    <style:style style:family="text" style:name="T132">
      <style:text-properties fo:font-family="Times New Roman" fo:font-size="14pt" fo:language="ru" fo:country="RU" fo:font-weight="normal"/>
    </style:style>
    <style:style style:family="text" style:name="T133">
      <style:text-properties fo:font-family="Times New Roman" fo:font-size="14pt" fo:language="ru" fo:country="RU" style:text-underline-type="single" style:text-underline-style="solid" style:text-underline-width="auto" style:text-underline-color="font-color" fo:font-weight="normal"/>
    </style:style>
    <style:style style:family="text" style:name="T134">
      <style:text-properties fo:font-family="Times New Roman" fo:font-size="14pt" fo:language="ru" fo:country="RU" fo:font-weight="normal"/>
    </style:style>
    <style:style style:family="text" style:name="T135">
      <style:text-properties fo:font-family="Times New Roman" fo:font-size="14pt" fo:language="ru" fo:country="RU" fo:font-weight="normal"/>
    </style:style>
    <style:style style:family="text" style:name="T136">
      <style:text-properties fo:font-family="Times New Roman" fo:font-size="14pt" fo:language="ru" fo:country="RU" fo:font-weight="normal"/>
    </style:style>
    <style:style style:family="text" style:name="T137">
      <style:text-properties fo:font-family="Times New Roman" fo:font-size="14pt" fo:language="ru" fo:country="RU" fo:font-weight="normal"/>
    </style:style>
    <style:style style:parent-style-name="600" style:family="paragraph" style:name="P130">
      <style:text-properties/>
      <style:paragraph-properties fo:text-align="left"/>
    </style:style>
    <style:style style:family="text" style:name="T138">
      <style:text-properties fo:font-family="Times New Roman" fo:font-size="14pt" fo:language="ru" fo:country="RU" fo:font-weight="normal"/>
    </style:style>
    <style:style style:family="text" style:name="T139">
      <style:text-properties fo:font-family="Times New Roman" fo:font-size="14pt" fo:language="ru" fo:country="RU" fo:font-weight="normal"/>
    </style:style>
    <style:style style:parent-style-name="600" style:family="paragraph" style:name="P131">
      <style:paragraph-properties fo:text-align="center" fo:text-indent="0cm"/>
    </style:style>
    <style:style style:family="text" style:name="T140">
      <style:text-properties fo:font-family="Times New Roman" fo:font-size="16pt" fo:language="ru" fo:country="RU" fo:font-weight="bold"/>
    </style:style>
    <style:style style:family="text" style:name="T141">
      <style:text-properties fo:font-family="Times New Roman" fo:font-size="14pt" fo:language="ru" fo:country="RU" fo:font-weight="normal"/>
    </style:style>
    <style:style style:parent-style-name="600" style:family="paragraph" style:name="P132">
      <style:paragraph-properties fo:text-align="left"/>
    </style:style>
    <style:style style:family="text" style:name="T142">
      <style:text-properties fo:font-family="Times New Roman" fo:font-size="14pt" fo:language="ru" fo:country="RU" fo:font-weight="normal"/>
    </style:style>
    <style:style style:family="text" style:name="T143">
      <style:text-properties fo:font-family="Times New Roman" fo:font-size="14pt" fo:language="ru" fo:country="RU" fo:font-weight="normal"/>
    </style:style>
    <style:style style:parent-style-name="600" style:family="paragraph" style:name="P133">
      <style:paragraph-properties fo:text-align="left"/>
    </style:style>
    <style:style style:family="text" style:name="T144">
      <style:text-properties fo:font-family="Times New Roman" fo:font-size="14pt" fo:language="ru" fo:country="RU" fo:font-weight="normal"/>
    </style:style>
    <style:style style:family="text" style:name="T145">
      <style:text-properties fo:font-family="Times New Roman" fo:font-size="14pt" fo:language="ru" fo:country="RU" fo:font-weight="normal"/>
    </style:style>
    <style:style style:family="text" style:name="T146">
      <style:text-properties fo:font-family="Times New Roman" fo:font-size="14pt" fo:language="ru" fo:country="RU" fo:font-weight="normal"/>
    </style:style>
    <style:style style:parent-style-name="600" style:family="paragraph" style:name="P134">
      <style:paragraph-properties fo:text-align="left"/>
    </style:style>
    <style:style style:family="text" style:name="T147">
      <style:text-properties fo:font-family="Times New Roman" fo:font-size="14pt" fo:language="ru" fo:country="RU" fo:font-weight="normal"/>
    </style:style>
    <style:style style:family="text" style:name="T148">
      <style:text-properties fo:font-family="Times New Roman" fo:font-size="14pt" fo:language="ru" fo:country="RU" fo:font-weight="normal"/>
    </style:style>
    <style:style style:parent-style-name="600" style:family="paragraph" style:name="P135">
      <style:paragraph-properties fo:text-align="left"/>
    </style:style>
    <style:style style:family="text" style:name="T149">
      <style:text-properties fo:font-family="Times New Roman" fo:font-size="14pt" fo:language="ru" fo:country="RU" fo:font-weight="normal"/>
    </style:style>
    <style:style style:family="text" style:name="T150">
      <style:text-properties fo:font-family="Times New Roman" fo:font-size="14pt" fo:language="ru" fo:country="RU" fo:font-weight="normal"/>
    </style:style>
    <style:style style:parent-style-name="600" style:family="paragraph" style:name="P136">
      <style:paragraph-properties fo:text-align="left"/>
    </style:style>
    <style:style style:family="text" style:name="T151">
      <style:text-properties fo:font-family="Times New Roman" fo:font-size="14pt" fo:language="ru" fo:country="RU" fo:font-weight="normal"/>
    </style:style>
    <style:style style:family="text" style:name="T152">
      <style:text-properties fo:font-family="Times New Roman" fo:font-size="14pt" fo:language="ru" fo:country="RU" fo:font-weight="normal"/>
    </style:style>
    <style:style style:parent-style-name="600" style:family="paragraph" style:name="P137">
      <style:text-properties/>
      <style:paragraph-properties fo:text-align="center" fo:text-indent="0cm"/>
    </style:style>
    <style:style style:family="text" style:name="T153">
      <style:text-properties fo:font-family="Times New Roman" fo:font-size="16pt" fo:language="ru" fo:country="RU" fo:font-weight="bold"/>
    </style:style>
    <style:style style:family="text" style:name="T154">
      <style:text-properties fo:font-family="Times New Roman" fo:font-size="16pt" fo:language="ru" fo:country="RU" fo:font-weight="bold"/>
    </style:style>
    <style:style style:parent-style-name="600" style:family="paragraph" style:name="P138">
      <style:paragraph-properties fo:text-align="left"/>
    </style:style>
    <style:style style:family="text" style:name="T155">
      <style:text-properties fo:font-family="Times New Roman" fo:font-size="14pt" fo:language="ru" fo:country="RU" fo:font-weight="normal"/>
    </style:style>
    <style:style style:family="text" style:name="T156">
      <style:text-properties fo:font-family="Times New Roman" fo:font-size="14pt" fo:language="ru" fo:country="RU" fo:font-weight="normal"/>
    </style:style>
    <style:style style:family="text" style:name="T157">
      <style:text-properties fo:font-family="Times New Roman" fo:font-size="14pt" fo:language="ru" fo:country="RU" fo:font-weight="normal"/>
    </style:style>
    <style:style style:family="text" style:name="T158">
      <style:text-properties fo:font-family="Times New Roman" fo:font-size="14pt" fo:language="ru" fo:country="RU" fo:font-weight="normal"/>
    </style:style>
    <style:style style:family="text" style:name="T159">
      <style:text-properties fo:font-family="Times New Roman" fo:font-size="14pt" fo:language="ru" fo:country="RU" fo:font-weight="normal"/>
    </style:style>
    <style:style style:family="text" style:name="T160">
      <style:text-properties fo:font-family="Times New Roman" fo:font-size="14pt" fo:language="ru" fo:country="RU" fo:font-weight="normal"/>
    </style:style>
    <style:style style:parent-style-name="600" style:family="paragraph" style:name="P139">
      <style:paragraph-properties fo:text-align="left"/>
    </style:style>
    <style:style style:family="text" style:name="T161">
      <style:text-properties fo:font-family="Times New Roman" fo:font-size="14pt" fo:language="ru" fo:country="RU" fo:font-weight="normal"/>
    </style:style>
    <style:style style:family="text" style:name="T162">
      <style:text-properties fo:font-family="Times New Roman" fo:font-size="14pt" fo:language="ru" fo:country="RU" fo:font-weight="normal"/>
    </style:style>
    <style:style style:parent-style-name="600" style:family="paragraph" style:name="P140">
      <style:paragraph-properties fo:text-align="left"/>
    </style:style>
    <style:style style:family="text" style:name="T163">
      <style:text-properties fo:font-family="Times New Roman" fo:font-size="14pt" fo:language="ru" fo:country="RU" fo:font-weight="normal"/>
    </style:style>
    <style:style style:family="text" style:name="T164">
      <style:text-properties fo:font-family="Times New Roman" fo:font-size="14pt" fo:language="ru" fo:country="RU" fo:font-weight="normal"/>
    </style:style>
    <style:style style:parent-style-name="600" style:family="paragraph" style:name="P141">
      <style:paragraph-properties fo:text-align="left"/>
    </style:style>
    <style:style style:family="text" style:name="T165">
      <style:text-properties fo:font-family="Times New Roman" fo:font-size="14pt" fo:language="ru" fo:country="RU" fo:font-weight="normal"/>
    </style:style>
    <style:style style:family="text" style:name="T166">
      <style:text-properties fo:font-family="Times New Roman" fo:font-size="14pt" fo:language="ru" fo:country="RU" fo:font-weight="normal"/>
    </style:style>
    <style:style style:parent-style-name="600" style:family="paragraph" style:name="P142">
      <style:paragraph-properties fo:text-align="left"/>
    </style:style>
    <style:style style:family="text" style:name="T167">
      <style:text-properties fo:font-family="Times New Roman" fo:font-size="14pt" fo:language="ru" fo:country="RU" fo:font-weight="normal"/>
    </style:style>
    <style:style style:family="text" style:name="T168">
      <style:text-properties fo:font-family="Times New Roman" fo:font-size="14pt" fo:language="ru" fo:country="RU" fo:font-weight="normal"/>
    </style:style>
    <style:style style:parent-style-name="600" style:family="paragraph" style:name="P143">
      <style:paragraph-properties fo:text-align="left"/>
    </style:style>
    <style:style style:family="text" style:name="T169">
      <style:text-properties fo:font-family="Times New Roman" fo:font-size="14pt" fo:language="ru" fo:country="RU" fo:font-weight="normal"/>
    </style:style>
    <style:style style:family="text" style:name="T170">
      <style:text-properties fo:font-family="Times New Roman" fo:font-size="14pt" fo:language="ru" fo:country="RU" fo:font-weight="normal"/>
    </style:style>
    <style:style style:parent-style-name="600" style:family="paragraph" style:name="P144">
      <style:paragraph-properties fo:text-align="center"/>
    </style:style>
    <style:style style:family="text" style:name="T171">
      <style:text-properties fo:font-family="Times New Roman" fo:font-size="16pt" fo:language="ru" fo:country="RU" fo:font-weight="bold"/>
    </style:style>
    <style:style style:family="text" style:name="T172">
      <style:text-properties fo:font-family="Times New Roman" fo:font-size="14pt" fo:language="ru" fo:country="RU" fo:font-weight="normal"/>
    </style:style>
    <style:style style:parent-style-name="600" style:family="paragraph" style:name="P145">
      <style:paragraph-properties fo:text-align="left"/>
    </style:style>
    <style:style style:family="text" style:name="T173">
      <style:text-properties fo:font-family="Times New Roman" fo:font-size="14pt" fo:language="ru" fo:country="RU" fo:font-weight="normal"/>
    </style:style>
    <style:style style:family="text" style:name="T174">
      <style:text-properties fo:font-family="Times New Roman" fo:font-size="14pt" fo:language="ru" fo:country="RU" style:text-underline-type="single" style:text-underline-style="solid" style:text-underline-width="auto" style:text-underline-color="font-color" fo:font-weight="normal"/>
    </style:style>
    <style:style style:family="text" style:name="T175">
      <style:text-properties fo:font-family="Times New Roman" fo:font-size="14pt" fo:language="ru" fo:country="RU" fo:font-weight="normal"/>
    </style:style>
    <style:style style:family="text" style:name="T176">
      <style:text-properties fo:font-family="Times New Roman" fo:font-size="14pt" fo:language="ru" fo:country="RU" fo:font-weight="normal"/>
    </style:style>
    <style:style style:family="text" style:name="T177">
      <style:text-properties fo:font-family="Times New Roman" fo:font-size="14pt" fo:language="ru" fo:country="RU" fo:font-weight="normal"/>
    </style:style>
    <style:style style:family="text" style:name="T178">
      <style:text-properties fo:font-family="Times New Roman" fo:font-size="14pt" fo:language="ru" fo:country="RU" fo:font-weight="normal"/>
    </style:style>
    <style:style style:parent-style-name="600" style:family="paragraph" style:name="P146">
      <style:paragraph-properties fo:text-align="left"/>
    </style:style>
    <style:style style:family="text" style:name="T179">
      <style:text-properties fo:font-family="Times New Roman" fo:font-size="14pt" fo:language="ru" fo:country="RU" fo:font-weight="normal"/>
    </style:style>
    <style:style style:family="text" style:name="T180">
      <style:text-properties fo:font-family="Times New Roman" fo:font-size="14pt" fo:language="ru" fo:country="RU" fo:font-weight="normal"/>
    </style:style>
    <style:style style:parent-style-name="600" style:family="paragraph" style:name="P147">
      <style:paragraph-properties fo:text-align="center"/>
    </style:style>
    <style:style style:family="text" style:name="T181">
      <style:text-properties fo:font-family="Times New Roman" fo:font-size="16pt" fo:language="ru" fo:country="RU" fo:font-weight="bold"/>
    </style:style>
    <style:style style:family="text" style:name="T182">
      <style:text-properties fo:font-family="Times New Roman" fo:font-size="14pt" fo:language="ru" fo:country="RU" fo:font-weight="normal"/>
    </style:style>
    <style:style style:parent-style-name="600" style:family="paragraph" style:name="P148">
      <style:paragraph-properties fo:text-align="left"/>
    </style:style>
    <style:style style:family="text" style:name="T183">
      <style:text-properties fo:font-family="Times New Roman" fo:font-size="14pt" fo:language="ru" fo:country="RU" fo:font-weight="normal"/>
    </style:style>
    <style:style style:family="text" style:name="T184">
      <style:text-properties fo:font-family="Times New Roman" fo:font-size="14pt" fo:language="ru" fo:country="RU" fo:font-weight="normal"/>
    </style:style>
    <style:style style:parent-style-name="600" style:family="paragraph" style:name="P149">
      <style:paragraph-properties fo:text-align="left"/>
    </style:style>
    <style:style style:family="text" style:name="T185">
      <style:text-properties fo:font-family="Times New Roman" fo:font-size="14pt" fo:language="ru" fo:country="RU" fo:font-weight="normal"/>
    </style:style>
    <style:style style:family="text" style:name="T186">
      <style:text-properties fo:font-family="Times New Roman" fo:font-size="14pt" fo:language="ru" fo:country="RU" fo:font-weight="normal"/>
    </style:style>
    <style:style style:family="text" style:name="T187">
      <style:text-properties fo:font-family="Times New Roman" fo:font-size="14pt" fo:language="ru" fo:country="RU" fo:font-weight="normal"/>
    </style:style>
    <style:style style:family="text" style:name="T188">
      <style:text-properties fo:font-family="Times New Roman" fo:font-size="14pt" fo:language="ru" fo:country="RU" fo:font-weight="normal"/>
    </style:style>
    <style:style style:parent-style-name="600" style:family="paragraph" style:name="P150">
      <style:text-properties/>
      <style:paragraph-properties fo:text-align="left"/>
    </style:style>
    <style:style style:family="text" style:name="T189">
      <style:text-properties fo:font-family="Times New Roman" fo:font-size="14pt" fo:language="ru" fo:country="RU" fo:font-weight="normal"/>
    </style:style>
    <style:style style:family="text" style:name="T190">
      <style:text-properties fo:font-family="Times New Roman" fo:font-size="14pt" fo:language="ru" fo:country="RU" fo:font-weight="normal"/>
    </style:style>
  </office:automatic-styles>
  <office:body>
    <office:text text:use-soft-page-breaks="true">
      <text:p text:style-name="P35"><text:span text:style-name="T24">Москвоский авиационный институт</text:span><text:span/></text:p>
      <text:p text:style-name="P36"><text:span text:style-name="T25">(национальный исследовательский университет)</text:span><text:span/></text:p>
      <text:p text:style-name="P37"><text:span text:style-name="T26"/><text:span/></text:p>
      <text:p text:style-name="P38"><text:span text:style-name="T27"/><text:span/></text:p>
      <text:p text:style-name="P39"><text:span text:style-name="T28"/><text:span/></text:p>
      <text:p text:style-name="P40"><text:span text:style-name="T29"/><text:span/></text:p>
      <text:p text:style-name="P41"><text:span text:style-name="T30">Институт информационных технологий и прикладной математики</text:span><text:span/></text:p>
      <text:p text:style-name="P42"><text:span text:style-name="T31">Кафедра вычислительной математики и программирования</text:span><text:span/></text:p>
      <text:p text:style-name="P43"><text:span text:style-name="T32"/><text:span/></text:p>
      <text:p text:style-name="P44"><text:span text:style-name="T33"/><text:span/></text:p>
      <text:p text:style-name="P45"><text:span text:style-name="T34"/><text:span/></text:p>
      <text:p text:style-name="P46"><text:span text:style-name="T35"/><text:span/></text:p>
      <text:p text:style-name="P47"><text:span text:style-name="T36"/><text:span/></text:p>
      <text:p text:style-name="P48"><text:span text:style-name="T37"/><text:span/></text:p>
      <text:p text:style-name="P49"><text:span text:style-name="T38"/><text:span/></text:p>
      <text:p text:style-name="P50"><text:span text:style-name="T39"/><text:span/></text:p>
      <text:p text:style-name="P51"><text:span text:style-name="T40"/><text:span/></text:p>
      <text:p text:style-name="P52"><text:span text:style-name="T41">Курсовая работа</text:span><text:span text:style-name="T42"> по курсу<text:line-break/>«Базы данных»</text:span><text:span/></text:p>
      <text:p text:style-name="P53"><text:span text:style-name="T43"/><text:span/></text:p>
      <text:p text:style-name="P54"><text:span text:style-name="T44">Тема: «Расписание занятий»</text:span><text:span/></text:p>
      <text:p text:style-name="P55"><text:span text:style-name="T45"/><text:span/></text:p>
      <text:p text:style-name="P56"><text:span text:style-name="T46"/><text:span/></text:p>
      <text:p text:style-name="P57"><text:span text:style-name="T47"/><text:span/></text:p>
      <text:p text:style-name="P58"><text:span text:style-name="T48"/><text:span/></text:p>
      <text:p text:style-name="P59"><text:span text:style-name="T49"/><text:span/></text:p>
      <text:p text:style-name="P60"><text:span text:style-name="T50"/><text:span/></text:p>
      <text:p text:style-name="P61"><text:span text:style-name="T51"/><text:span/></text:p>
      <text:p text:style-name="P62"><text:span text:style-name="T52"/><text:span/></text:p>
      <text:p text:style-name="P63"><text:span text:style-name="T53"/><text:span/></text:p>
      <text:p text:style-name="P64"><text:span text:style-name="T54"/><text:span/></text:p>
      <text:p text:style-name="P65"><text:span text:style-name="T55"/><text:span/></text:p>
      <text:p text:style-name="P66"><text:span text:style-name="T56"/><text:span/></text:p>
      <text:p text:style-name="P67"><text:span text:style-name="T57"/><text:span/></text:p>
      <text:p text:style-name="P68"><text:span text:style-name="T58"/><text:span/></text:p>
      <text:p text:style-name="P69"><text:span text:style-name="T59"/><text:span/></text:p>
      <text:p text:style-name="P70"><text:span text:style-name="T60">Студент</text:span><text:span text:style-name="T61">ы</text:span><text:span text:style-name="T62">: Воронов К.М., </text:span><text:span text:style-name="T63">Тимофеев А. В.</text:span><text:span/></text:p>
      <text:p text:style-name="P71"><text:span text:style-name="T64">Преподаватель: </text:span><text:span text:style-name="T65">Кузнецова Е.В.</text:span><text:span/></text:p>
      <text:p text:style-name="P72"><text:span text:style-name="T66">Группа: М8О-</text:span><text:span text:style-name="T67">3</text:span><text:span text:style-name="T68">07Б-19</text:span><text:span/></text:p>
      <text:p text:style-name="P73"><text:span text:style-name="T69">Дата:</text:span><text:span/></text:p>
      <text:p text:style-name="P74"><text:span text:style-name="T70">Оценка:</text:span><text:span/></text:p>
      <text:p text:style-name="P75"><text:span text:style-name="T71">Подпись:</text:span><text:span/></text:p>
      <text:p text:style-name="P76"><text:span text:style-name="T72"/><text:span/></text:p>
      <text:p text:style-name="P77"><text:span text:style-name="T73"/><text:span/></text:p>
      <text:p text:style-name="P78"><text:span text:style-name="T74"/><text:span/></text:p>
      <text:p text:style-name="P79"><text:span text:style-name="T75">Москва, 2021</text:span><text:span/></text:p>
      <text:p text:style-name="P80"><text:span text:style-name="T76">Содержание</text:span><text:span/></text:p>
      <text:p text:style-name="P81"><text:span text:style-name="T77"/><text:span/></text:p>
      <text:p text:style-name="P82"><text:span text:style-name="T78"/><text:span/></text:p>
      <text:p text:style-name="P83"><text:span text:style-name="T79"/><text:span/></text:p>
      <text:p text:style-name="P84"><text:span text:style-name="T80"/><text:span/></text:p>
      <text:p text:style-name="P85"><text:span text:style-name="T81"/><text:span/></text:p>
      <text:p text:style-name="P86"><text:span text:style-name="T82"/><text:span/></text:p>
      <text:p text:style-name="P87"><text:span text:style-name="T83"/><text:span/></text:p>
      <text:p text:style-name="P88"><text:span text:style-name="T84"/><text:span/></text:p>
      <text:p text:style-name="P89"><text:span text:style-name="T85"/><text:span/></text:p>
      <text:p text:style-name="P90"><text:span text:style-name="T86"/><text:span/></text:p>
      <text:p text:style-name="P91"><text:span text:style-name="T87"/><text:span/></text:p>
      <text:p text:style-name="P92"><text:span text:style-name="T88"/><text:span/></text:p>
      <text:p text:style-name="P93"><text:span text:style-name="T89"/><text:span/></text:p>
      <text:p text:style-name="P94"><text:span text:style-name="T90"/><text:span/></text:p>
      <text:p text:style-name="P95"><text:span text:style-name="T91"/><text:span/></text:p>
      <text:p text:style-name="P96"><text:span text:style-name="T92"/><text:span/></text:p>
      <text:p text:style-name="P97"><text:span text:style-name="T93"/><text:span/></text:p>
      <text:p text:style-name="P98"><text:span text:style-name="T94"/><text:span/></text:p>
      <text:p text:style-name="P99"><text:span text:style-name="T95"/><text:span/></text:p>
      <text:p text:style-name="P100"><text:span text:style-name="T96"/><text:span/></text:p>
      <text:p text:style-name="P101"><text:span text:style-name="T97"/><text:span/></text:p>
      <text:p text:style-name="P102"><text:span text:style-name="T98"/><text:span/></text:p>
      <text:p text:style-name="P103"><text:span text:style-name="T99"/><text:span/></text:p>
      <text:p text:style-name="P104"><text:span text:style-name="T100"/><text:span/></text:p>
      <text:p text:style-name="P105"><text:span text:style-name="T101"/><text:span/></text:p>
      <text:p text:style-name="P106"><text:span text:style-name="T102"/><text:span/></text:p>
      <text:p text:style-name="P107"><text:span text:style-name="T103"/><text:span/></text:p>
      <text:p text:style-name="P108"><text:span text:style-name="T104"/><text:span/></text:p>
      <text:p text:style-name="P109"><text:span text:style-name="T105"/><text:span/></text:p>
      <text:p text:style-name="P110"><text:span text:style-name="T106"/><text:span/></text:p>
      <text:p text:style-name="P111"><text:span text:style-name="T107"/><text:span/></text:p>
      <text:p text:style-name="P112"><text:span text:style-name="T108"/><text:span/></text:p>
      <text:p text:style-name="P113"><text:span text:style-name="T109"/><text:span/></text:p>
      <text:p text:style-name="P114"><text:span text:style-name="T110"/><text:span/></text:p>
      <text:p text:style-name="P115"><text:span text:style-name="T111"/><text:span/></text:p>
      <text:p text:style-name="P116"><text:span text:style-name="T112"/><text:span/></text:p>
      <text:p text:style-name="P117"><text:span text:style-name="T113"/><text:span/></text:p>
      <text:p text:style-name="P118"><text:span text:style-name="T114"/><text:span/></text:p>
      <text:p text:style-name="P119"><text:span text:style-name="T115"/><text:span/></text:p>
      <text:p text:style-name="P120"><text:span text:style-name="T116"/><text:span/></text:p>
      <text:p text:style-name="P121"><text:span text:style-name="T117"/><text:span/></text:p>
      <text:p text:style-name="P122"><text:span text:style-name="T118"/><text:span/></text:p>
      <text:p text:style-name="P123"><text:span text:style-name="T119"/><text:span/></text:p>
      <text:p text:style-name="P124"><text:span text:style-name="T120"/><text:span/></text:p>
      <text:p text:style-name="P125"><text:span text:style-name="T121">1.Техническое задание</text:span><text:span/></text:p>
      <text:p text:style-name="P126"><text:span text:style-name="T122"><text:tab/>Постановка задачи: </text:span><text:span text:style-name="T123">требуется разработать прикладное программное обеспечение для составления, хранения, редактирования и обработки расписания занятий в высшем учебном заведении.</text:span><text:span/></text:p>
      <text:p text:style-name="P127"><text:span text:style-name="T124"><text:tab/>Данное ПО предназначено для сотрудников деканата. Сотрудники деканата по просьбе сотрудников кафедры или в связи с приказами руководства могут корректировать расписание занятий</text:span><text:span text:style-name="T125">.<text:s text:c="2"/></text:span><text:span/></text:p>
      <text:p text:style-name="P128"><text:span text:style-name="T126"/><text:span text:style-name="T127">(</text:span><text:span text:style-name="T128">Возможно стоит добавить)</text:span><text:span text:style-name="T129"><text:s/></text:span><text:span/><text:span text:style-name="T130">Преподаватели могут просматривать расписание своих занятий.</text:span><text:span text:style-name="T131"/></text:p>
      <text:p text:style-name="P129"><text:span text:style-name="T132"/><text:span text:style-name="T133">(Возможно стоит добавить)</text:span><text:span text:style-name="T134"> Студенты могут </text:span><text:span text:style-name="T135">просматривать расписание занятий своих групп.</text:span><text:span text:style-name="T136"><text:s/></text:span><text:span text:style-name="T137"/></text:p>
      <text:p text:style-name="P130"><text:span text:style-name="T138"/><text:span text:style-name="T139"/></text:p>
      <text:p text:style-name="P131"><text:span text:style-name="T140">2. Требования по функциональности</text:span><text:span text:style-name="T141"/></text:p>
      <text:p text:style-name="P132"><text:span text:style-name="T142">Высшим учебным заведениям требуется держать информацию о расписании занятий: группа, у которой пара, штат преподавателей и кафедры за которыми они закреплены, разбиение групп на потоки, время и место проведения занятий.</text:span><text:span text:style-name="T143"/></text:p>
      <text:p text:style-name="P133"><text:span text:style-name="T144">1. Возможность обновления базы данных: добавление студентов, </text:span><text:span text:style-name="T145">преподавателей, удаление или добавление новых занятий.</text:span><text:span text:style-name="T146"/></text:p>
      <text:p text:style-name="P134"><text:span text:style-name="T147">2. Поиск информации в базе данных.</text:span><text:span text:style-name="T148"/></text:p>
      <text:p text:style-name="P135"><text:span text:style-name="T149">3. Безопасное удаление неактуальных записей в БД.</text:span><text:span text:style-name="T150"/></text:p>
      <text:p text:style-name="P136"><text:span text:style-name="T151">4. Возможность создания таблиц расписания занятий.</text:span><text:span text:style-name="T152"/></text:p>
      <text:p text:style-name="P137"><text:span text:style-name="T153">3. Требования по интерфейсу</text:span><text:span text:style-name="T154"/></text:p>
      <text:p text:style-name="P138"><text:span text:style-name="T155">Важной частью вышеупомянутой системы, является возможность получения готовых </text:span><text:span text:style-name="T156"/><text:span text:style-name="T157"/><text:span text:style-name="T158">таблиц расписания занятий</text:span><text:span/><text:span text:style-name="T159">.</text:span><text:span text:style-name="T160"/></text:p>
      <text:p text:style-name="P139"><text:span text:style-name="T161">Перечень доступных документов:</text:span><text:span text:style-name="T162"/></text:p>
      <text:p text:style-name="P140"><text:span text:style-name="T163">1. Справочная информация по преподавателям.</text:span><text:span text:style-name="T164"/></text:p>
      <text:p text:style-name="P141"><text:span text:style-name="T165">2. Список корпусов и аудиторий.</text:span><text:span text:style-name="T166"/></text:p>
      <text:p text:style-name="P142"><text:span text:style-name="T167">3. Список предметов и учебных дисциплин.</text:span><text:span text:style-name="T168"/></text:p>
      <text:p text:style-name="P143"><text:span text:style-name="T169">4. Справочная информация по группам и потокам.</text:span><text:span text:style-name="T170"/></text:p>
      <text:p text:style-name="P144"><text:span text:style-name="T171">4. Требования по безопасности</text:span><text:span text:style-name="T172"/></text:p>
      <text:p text:style-name="P145"><text:span text:style-name="T173">1. </text:span><text:span text:style-name="T174">(Возможно стоит добавить)</text:span><text:span/><text:span text:style-name="T175">Разделение пользователей на доверенных и частично доверенных </text:span><text:span text:style-name="T176"/><text:span text:style-name="T177">средствами СУБД.</text:span><text:span text:style-name="T178"/></text:p>
      <text:p text:style-name="P146"><text:span text:style-name="T179">2. Проверка правильности ввода исходных данных пользователем.</text:span><text:span text:style-name="T180"/></text:p>
      <text:p text:style-name="P147"><text:span text:style-name="T181">5. Инструменты</text:span><text:span text:style-name="T182"/></text:p>
      <text:p text:style-name="P148"><text:span text:style-name="T183">CASE-средство – Erwin Data Modeler;</text:span><text:span text:style-name="T184"/></text:p>
      <text:p text:style-name="P149"><text:span text:style-name="T185">СУБД – Microsoft Visual FoxPro 9.0.</text:span><text:span text:style-name="T186"/><text:span text:style-name="T187"/><text:span text:style-name="T188"/></text:p>
      <text:p text:style-name="P150"><text:span text:style-name="T189"/><text:span text:style-name="T19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text-properties fo:font-family="Arial" style:font-family-asian="Arial" style:font-family-complex="Arial" fo:font-size="11pt" fo:language="en" fo:country="US"/>
      <style:paragraph-properties fo:line-height="115%" style:tab-stop-distance="35.45pt" fo:margin-bottom="10pt"/>
    </style:default-style>
    <style:default-style style:family="text">
      <style:text-properties fo:font-family="Arial" style:font-family-asian="Arial" style:font-family-complex="Arial" fo:font-size="11pt" fo:language="en" fo:country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display-name="Normal" style:family="paragraph" style:name="8"/>
    <style:style style:parent-style-name="8" style:display-name="Heading 1" style:family="paragraph" style:name="11">
      <style:text-properties fo:font-family="Arial" style:font-family-asian="Arial" style:font-family-complex="Arial" fo:font-size="20pt"/>
      <style:paragraph-properties fo:margin-top="24pt" fo:margin-bottom="10pt"/>
    </style:style>
    <style:style style:parent-style-name="9" style:display-name="Heading 1 Char" style:family="text" style:name="12">
      <style:text-properties fo:font-family="Arial" style:font-family-asian="Arial" style:font-family-complex="Arial" fo:font-size="20pt"/>
    </style:style>
    <style:style style:parent-style-name="8" style:display-name="Heading 2" style:family="paragraph" style:name="13">
      <style:text-properties fo:font-family="Arial" style:font-family-asian="Arial" style:font-family-complex="Arial" fo:font-size="17pt"/>
      <style:paragraph-properties fo:margin-top="18pt" fo:margin-bottom="10pt"/>
    </style:style>
    <style:style style:parent-style-name="9" style:display-name="Heading 2 Char" style:family="text" style:name="14">
      <style:text-properties fo:font-family="Arial" style:font-family-asian="Arial" style:font-family-complex="Arial" fo:font-size="17pt"/>
    </style:style>
    <style:style style:parent-style-name="8" style:display-name="Heading 3" style:family="paragraph" style:name="15">
      <style:text-properties fo:font-family="Arial" style:font-family-asian="Arial" style:font-family-complex="Arial" fo:font-size="15pt"/>
      <style:paragraph-properties fo:margin-top="16pt" fo:margin-bottom="10pt"/>
    </style:style>
    <style:style style:parent-style-name="9" style:display-name="Heading 3 Char" style:family="text" style:name="16">
      <style:text-properties fo:font-family="Arial" style:font-family-asian="Arial" style:font-family-complex="Arial" fo:font-size="15pt"/>
    </style:style>
    <style:style style:parent-style-name="8" style:display-name="Heading 4" style:family="paragraph" style:name="17">
      <style:text-properties fo:font-family="Arial" style:font-family-asian="Arial" style:font-family-complex="Arial" fo:font-size="13pt" fo:font-weight="bold"/>
      <style:paragraph-properties fo:margin-top="16pt" fo:margin-bottom="10pt"/>
    </style:style>
    <style:style style:parent-style-name="9" style:display-name="Heading 4 Char" style:family="text" style:name="18">
      <style:text-properties fo:font-family="Arial" style:font-family-asian="Arial" style:font-family-complex="Arial" fo:font-size="13pt" fo:font-weight="bold"/>
    </style:style>
    <style:style style:parent-style-name="8" style:display-name="Heading 5" style:family="paragraph" style:name="19">
      <style:text-properties fo:font-family="Arial" style:font-family-asian="Arial" style:font-family-complex="Arial" fo:font-size="12pt" fo:font-weight="bold"/>
      <style:paragraph-properties fo:margin-top="16pt" fo:margin-bottom="10pt"/>
    </style:style>
    <style:style style:parent-style-name="9" style:display-name="Heading 5 Char" style:family="text" style:name="20">
      <style:text-properties fo:font-family="Arial" style:font-family-asian="Arial" style:font-family-complex="Arial" fo:font-size="12pt" fo:font-weight="bold"/>
    </style:style>
    <style:style style:parent-style-name="8" style:display-name="Heading 6" style:family="paragraph" style:name="21">
      <style:text-properties fo:font-family="Arial" style:font-family-asian="Arial" style:font-family-complex="Arial" fo:font-size="11pt" fo:font-weight="bold"/>
      <style:paragraph-properties fo:margin-top="16pt" fo:margin-bottom="10pt"/>
    </style:style>
    <style:style style:parent-style-name="9" style:display-name="Heading 6 Char" style:family="text" style:name="22">
      <style:text-properties fo:font-family="Arial" style:font-family-asian="Arial" style:font-family-complex="Arial" fo:font-size="11pt" fo:font-weight="bold"/>
    </style:style>
    <style:style style:parent-style-name="8" style:display-name="Heading 7" style:family="paragraph" style:name="23">
      <style:text-properties fo:font-family="Arial" style:font-family-asian="Arial" style:font-family-complex="Arial" fo:font-size="11pt" fo:font-style="italic" fo:font-weight="bold"/>
      <style:paragraph-properties fo:margin-top="16pt" fo:margin-bottom="10pt"/>
    </style:style>
    <style:style style:parent-style-name="9" style:display-name="Heading 7 Char" style:family="text" style:name="24">
      <style:text-properties fo:font-family="Arial" style:font-family-asian="Arial" style:font-family-complex="Arial" fo:font-size="11pt" fo:font-style="italic" fo:font-weight="bold"/>
    </style:style>
    <style:style style:parent-style-name="8" style:display-name="Heading 8" style:family="paragraph" style:name="25">
      <style:text-properties fo:font-family="Arial" style:font-family-asian="Arial" style:font-family-complex="Arial" fo:font-size="11pt" fo:font-style="italic"/>
      <style:paragraph-properties fo:margin-top="16pt" fo:margin-bottom="10pt"/>
    </style:style>
    <style:style style:parent-style-name="9" style:display-name="Heading 8 Char" style:family="text" style:name="26">
      <style:text-properties fo:font-family="Arial" style:font-family-asian="Arial" style:font-family-complex="Arial" fo:font-size="11pt" fo:font-style="italic"/>
    </style:style>
    <style:style style:parent-style-name="8" style:display-name="Heading 9" style:family="paragraph" style:name="27">
      <style:text-properties fo:font-family="Arial" style:font-family-asian="Arial" style:font-family-complex="Arial" fo:font-size="10.5pt" fo:font-style="italic"/>
      <style:paragraph-properties fo:margin-top="16pt" fo:margin-bottom="10pt"/>
    </style:style>
    <style:style style:parent-style-name="9" style:display-name="Heading 9 Char" style:family="text" style:name="28">
      <style:text-properties fo:font-family="Arial" style:font-family-asian="Arial" style:font-family-complex="Arial" fo:font-size="10.5pt" fo:font-style="italic"/>
    </style:style>
    <style:style style:parent-style-name="8" style:display-name="List Paragraph" style:family="paragraph" style:name="29">
      <style:paragraph-properties fo:margin-left="1.27cm" style:contextual-spacing="true"/>
    </style:style>
    <style:style style:display-name="No Spacing" style:family="paragraph" style:name="31">
      <style:paragraph-properties fo:line-height="100%" fo:margin-top="0pt" fo:margin-bottom="0pt"/>
    </style:style>
    <style:style style:parent-style-name="8" style:display-name="Title" style:family="paragraph" style:name="32">
      <style:text-properties fo:font-size="24pt"/>
      <style:paragraph-properties fo:margin-top="15pt" fo:margin-bottom="10pt" style:contextual-spacing="true"/>
    </style:style>
    <style:style style:parent-style-name="9" style:display-name="Title Char" style:family="text" style:name="33">
      <style:text-properties fo:font-size="24pt"/>
    </style:style>
    <style:style style:parent-style-name="8" style:display-name="Subtitle" style:family="paragraph" style:name="34">
      <style:text-properties fo:font-size="12pt"/>
      <style:paragraph-properties fo:margin-top="10pt" fo:margin-bottom="10pt"/>
    </style:style>
    <style:style style:parent-style-name="9" style:display-name="Subtitle Char" style:family="text" style:name="35">
      <style:text-properties fo:font-size="12pt"/>
    </style:style>
    <style:style style:parent-style-name="8" style:display-name="Quote" style:family="paragraph" style:name="36">
      <style:text-properties fo:font-style="italic"/>
      <style:paragraph-properties fo:margin-left="1.27cm" fo:margin-right="1.27cm"/>
    </style:style>
    <style:style style:display-name="Quote Char" style:family="text" style:name="37">
      <style:text-properties fo:font-style="italic"/>
    </style:style>
    <style:style style:parent-style-name="8" style:display-name="Intense Quote" style:family="paragraph" style:name="38">
      <style:text-properties fo:font-style="italic"/>
      <style:paragraph-properties fo:margin-left="1.27cm" fo:margin-right="1.27cm" fo:background-color="#f2f2f2" style:contextual-spacing="true" fo:border="0.01764cm solid #FFFFFF"/>
    </style:style>
    <style:style style:display-name="Intense Quote Char" style:family="text" style:name="39">
      <style:text-properties fo:font-style="italic"/>
    </style:style>
    <style:style style:parent-style-name="8" style:display-name="Header" style:family="paragraph" style:name="40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9" style:display-name="Header Char" style:family="text" style:name="41"/>
    <style:style style:parent-style-name="8" style:display-name="Footer" style:family="paragraph" style:name="42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9" style:display-name="Footer Char" style:family="text" style:name="43"/>
    <style:style style:parent-style-name="8" style:display-name="Caption" style:family="paragraph" style:name="44">
      <style:text-properties fo:color="#4f81bd" fo:font-size="9pt" fo:font-weight="bold"/>
      <style:paragraph-properties fo:line-height="115%"/>
    </style:style>
    <style:style style:parent-style-name="44" style:display-name="Caption Char" style:family="text" style:name="45"/>
    <style:style style:display-name="Hyperlink" style:family="text" style:name="172">
      <style:text-properties fo:color="#0000ff" style:text-underline-type="single" style:text-underline-style="solid" style:text-underline-width="auto" style:text-underline-color="font-color"/>
    </style:style>
    <style:style style:display-name="Internet link" style:family="text" style:name="Internet_20_link">
      <style:text-properties fo:color="#0000ff" style:text-underline-type="single" style:text-underline-style="solid" style:text-underline-width="auto" style:text-underline-color="font-color"/>
    </style:style>
    <style:style style:parent-style-name="8" style:display-name="footnote text" style:family="paragraph" style:name="173">
      <style:text-properties fo:font-size="9pt"/>
      <style:paragraph-properties fo:line-height="100%" fo:margin-bottom="2pt"/>
    </style:style>
    <style:style style:display-name="Footnote Text Char" style:family="text" style:name="174">
      <style:text-properties fo:font-size="9pt"/>
    </style:style>
    <style:style style:parent-style-name="9" style:display-name="footnote reference" style:family="text" style:name="175">
      <style:text-properties style:text-position="33%"/>
    </style:style>
    <style:style style:parent-style-name="8" style:display-name="endnote text" style:family="paragraph" style:name="176">
      <style:text-properties fo:font-size="10pt"/>
      <style:paragraph-properties fo:line-height="100%" fo:margin-bottom="0pt"/>
    </style:style>
    <style:style style:display-name="Endnote Text Char" style:family="text" style:name="177">
      <style:text-properties fo:font-size="10pt"/>
    </style:style>
    <style:style style:parent-style-name="9" style:display-name="endnote reference" style:family="text" style:name="178">
      <style:text-properties style:text-position="33%"/>
    </style:style>
    <style:style style:parent-style-name="8" style:display-name="toc 1" style:family="paragraph" style:name="179">
      <style:paragraph-properties fo:margin-left="0cm" fo:margin-right="0cm" fo:text-indent="0cm" fo:margin-bottom="2.85pt"/>
    </style:style>
    <style:style style:parent-style-name="8" style:display-name="toc 2" style:family="paragraph" style:name="180">
      <style:paragraph-properties fo:margin-left="0.4992cm" fo:margin-right="0cm" fo:text-indent="0cm" fo:margin-bottom="2.85pt"/>
    </style:style>
    <style:style style:parent-style-name="8" style:display-name="toc 3" style:family="paragraph" style:name="181">
      <style:paragraph-properties fo:margin-left="1cm" fo:margin-right="0cm" fo:text-indent="0cm" fo:margin-bottom="2.85pt"/>
    </style:style>
    <style:style style:parent-style-name="8" style:display-name="toc 4" style:family="paragraph" style:name="182">
      <style:paragraph-properties fo:margin-left="1.499cm" fo:margin-right="0cm" fo:text-indent="0cm" fo:margin-bottom="2.85pt"/>
    </style:style>
    <style:style style:parent-style-name="8" style:display-name="toc 5" style:family="paragraph" style:name="183">
      <style:paragraph-properties fo:margin-left="2cm" fo:margin-right="0cm" fo:text-indent="0cm" fo:margin-bottom="2.85pt"/>
    </style:style>
    <style:style style:parent-style-name="8" style:display-name="toc 6" style:family="paragraph" style:name="184">
      <style:paragraph-properties fo:margin-left="2.5cm" fo:margin-right="0cm" fo:text-indent="0cm" fo:margin-bottom="2.85pt"/>
    </style:style>
    <style:style style:parent-style-name="8" style:display-name="toc 7" style:family="paragraph" style:name="185">
      <style:paragraph-properties fo:margin-left="3.001cm" fo:margin-right="0cm" fo:text-indent="0cm" fo:margin-bottom="2.85pt"/>
    </style:style>
    <style:style style:parent-style-name="8" style:display-name="toc 8" style:family="paragraph" style:name="186">
      <style:paragraph-properties fo:margin-left="3.5cm" fo:margin-right="0cm" fo:text-indent="0cm" fo:margin-bottom="2.85pt"/>
    </style:style>
    <style:style style:parent-style-name="8" style:display-name="toc 9" style:family="paragraph" style:name="187">
      <style:paragraph-properties fo:margin-left="4.001cm" fo:margin-right="0cm" fo:text-indent="0cm" fo:margin-bottom="2.85pt"/>
    </style:style>
    <style:style style:display-name="TOC Heading" style:family="paragraph" style:name="188"/>
    <style:style style:parent-style-name="8" style:display-name="table of figures" style:family="paragraph" style:name="189">
      <style:paragraph-properties fo:margin-bottom="0pt"/>
    </style:style>
    <style:style style:class="default" style:display-name="DStyle_paragraph" style:family="paragraph" style:name="599">
      <style:text-properties fo:color="#000000" fo:font-family="Liberation Serif" style:font-family-asian="Segoe UI" style:font-family-complex="Tahoma" fo:font-size="12pt" fo:language="ru" fo:country="RU"/>
      <style:paragraph-properties/>
    </style:style>
    <style:style style:parent-style-name="599" style:display-name="Standard" style:family="paragraph" style:name="600">
      <style:text-properties/>
      <style:paragraph-properties/>
    </style:style>
    <style:style style:class="default" style:display-name="Default Paragraph Font" style:family="text" style:name="981"/>
    <text:list-style style:name="WWNum1">
      <text:list-level-style-bullet text:level="1" text:bullet-char="·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2" text:bullet-char="o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3" text:bullet-char="§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4" text:bullet-char="·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5" text:bullet-char="o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6" text:bullet-char="§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7" text:bullet-char="·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8" text:bullet-char="o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9" text:bullet-char="§">
        <style:list-level-properties text:list-level-position-and-space-mode="label-alignment">
          <style:list-level-label-alignment fo:margin-left="0cm"/>
        </style:list-level-properties>
      </text:list-level-style-bullet>
    </text:list-style>
  </office:styles>
  <office:automatic-styles>
    <style:page-layout style:name="Mpm1">
      <style:page-layout-properties fo:page-width="21cm" fo:page-height="29.7cm" style:print-orientation="portrait" fo:margin-left="2cm" fo:margin-right="2cm" fo:margin-top="2cm" fo:margin-bottom="2cm"/>
    </style:page-layout>
    <style:page-layout style:name="Mpm2">
      <style:page-layout-properties fo:page-width="21cm" fo:page-height="29.7cm" style:print-orientation="portrait" fo:margin-left="2cm" fo:margin-right="2cm" fo:margin-top="2cm" fo:margin-bottom="2cm"/>
    </style:page-layout>
  </office:automatic-styles>
  <office:master-styles>
    <style:master-page style:name="Standard" style:page-layout-name="Mpm1"/>
    <style:master-page style:name="MasterPage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6.4.2.6</meta:generator>
    <meta:initial-creator/>
    <meta:creation-date/>
    <meta:editing-cycles/>
    <meta:editing-duration/>
    <dc:date/>
    <dc:creator/>
    <meta:document-statistic/>
  </office:meta>
</office:document-meta>
</file>